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7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pr4" style:family="presentation" style:parent-style-name="Default-title">
      <style:graphic-properties fo:min-height="2.92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2pt"/>
    </style:style>
    <style:style style:name="P3" style:family="paragraph">
      <style:paragraph-properties fo:text-align="justify"/>
    </style:style>
    <style:style style:name="P4" style:family="paragraph">
      <style:text-properties fo:font-family="'Courier New'" style:font-family-generic="modern" style:font-pitch="fixe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14pt" style:font-size-asian="14pt" style:font-size-complex="14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How do you make a monad outside of Haskell?</text:p>
          </draw:text-box>
        </draw:frame>
        <draw:frame presentation:style-name="pr2" draw:layer="layout" svg:width="21.59cm" svg:height="12.725cm" svg:x="2.417cm" svg:y="4.895cm" presentation:class="outline" presentation:user-transformed="true">
          <draw:text-box>
            <text:list text:style-name="L2">
              <text:list-item>
                <text:p>Two core functions</text:p>
                <text:list>
                  <text:list-item>
                    <text:p>bind</text:p>
                  </text:list-item>
                  <text:list-item>
                    <text:p>return</text:p>
                  </text:list-item>
                </text:list>
              </text:list-item>
              <text:list-item>
                <text:p>Implementations of effectful operations</text:p>
                <text:list>
                  <text:list-item>
                    <text:p>failure for an error monad</text:p>
                  </text:list-item>
                  <text:list-item>
                    <text:p>get and put for a state monad</text:p>
                  </text:list-item>
                  <text:list-item>
                    <text:p>callcc for a continuation monad</text:p>
                  </text:list-item>
                  <text:list-item>
                    <text:p>whatever else you want</text:p>
                  </text:list-item>
                </text:list>
              </text:list-item>
              <text:list-item>
                <text:p>The rest is mainly syntax, higher-order functions and polymorphism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Monads and Lisp fit well</text:p>
          </draw:text-box>
        </draw:frame>
        <draw:frame presentation:style-name="pr2" draw:text-style-name="P1" draw:layer="layout" svg:width="21.59cm" svg:height="12.597cm" svg:x="2.417cm" svg:y="4.895cm" presentation:class="outline" presentation:user-transformed="true">
          <draw:text-box>
            <text:list text:style-name="L2">
              <text:list-item>
                <text:p><text:span text:style-name="T1">Monadic syntax can be first-class (macros)</text:span></text:p>
                <text:list>
                  <text:list-item>
                    <text:p><text:span text:style-name="T1">Better than Haskell – where do-notation is not first-class</text:span></text:p>
                  </text:list-item>
                </text:list>
              </text:list-item>
              <text:list-item>
                <text:p><text:span text:style-name="T1">Lisp has higher-order functions and closures</text:span></text:p>
                <text:list>
                  <text:list-item>
                    <text:p><text:span text:style-name="T1">Required for bind, monadic map and many other monad utility functions</text:span></text:p>
                  </text:list-item>
                </text:list>
              </text:list-item>
              <text:list-item>
                <text:p>Dynamic types provide polymorphism</text:p>
                <text:list>
                  <text:list-item>
                    <text:p><text:span text:style-name="T1">Many monadic functions are also polymorphic (e.g. bind, return)</text:span></text:p>
                  </text:list-item>
                  <text:list-item>
                    <text:p><text:span text:style-name="T1">Tradeoff: mixing effects can be trick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3" draw:text-style-name="P2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ample: Environment Monad</text:p>
          </draw:text-box>
        </draw:frame>
        <draw:frame presentation:style-name="pr2" draw:layer="layout" svg:width="21.59cm" svg:height="12.028cm" svg:x="2.417cm" svg:y="4.895cm" presentation:class="outline" presentation:user-transformed="true">
          <draw:text-box>
            <text:list text:style-name="L2">
              <text:list-item>
                <text:p>Effect: computations that implicitly thread some read-only information</text:p>
                <text:p><text:span text:style-name="T2"/></text:p>
              </text:list-item>
            </text:list>
            <text:p><text:span text:style-name="T3">(define (return v) (lambda (env) v)</text:span></text:p>
            <text:p><text:span text:style-name="T3">(define (bind f mv) </text:span></text:p>
            <text:p><text:span text:style-name="T3"><text:s text:c="2"/></text:span><text:span text:style-name="T3">(lambda (env) (f (mv env) env)))</text:span></text:p>
            <text:p><text:span text:style-name="T4"/></text:p>
            <text:list text:continue-numbering="true" text:style-name="L2">
              <text:list-item>
                <text:p><text:span text:style-name="T5">In this bind function, the same environment is used twice </text:span></text:p>
                <text:list>
                  <text:list-item>
                    <text:p><text:span text:style-name="T5">Compare this to bind for a state mon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nvironment Monad Operations</text:p>
          </draw:text-box>
        </draw:frame>
        <draw:frame presentation:style-name="pr2" draw:text-style-name="P4" draw:layer="layout" svg:width="21.59cm" svg:height="11.785cm" svg:x="2.417cm" svg:y="4.895cm" presentation:class="outline" presentation:user-transformed="true">
          <draw:text-box>
            <text:p><text:span text:style-name="T3">; access the local environment</text:span></text:p>
            <text:p><text:span text:style-name="T3">(define capture-env</text:span></text:p>
            <text:p><text:span text:style-name="T3"><text:s text:c="3"/></text:span><text:span text:style-name="T3">(lambda (env) env)</text:span></text:p>
            <text:p><text:span text:style-name="T3"/></text:p>
            <text:p><text:span text:style-name="T3">; change the environment for a </text:span><text:span text:style-name="T3"><text:line-break/></text:span><text:span text:style-name="T3">; sub-computation</text:span></text:p>
            <text:p text:style-name="P3"><text:span text:style-name="T3">(define (local-env f mv)</text:span></text:p>
            <text:p text:style-name="P3"><text:span text:style-name="T3"><text:s text:c="3"/></text:span><text:span text:style-name="T3">(lambda (env)</text:span></text:p>
            <text:p text:style-name="P3"><text:span text:style-name="T3"><text:s text:c="6"/></text:span><text:span text:style-name="T3">(mv (f env))))</text:span></text:p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List Monad</text:p>
          </draw:text-box>
        </draw:frame>
        <draw:frame presentation:style-name="pr2" draw:layer="layout" svg:width="21.59cm" svg:height="12.615cm" svg:x="2.417cm" svg:y="4.895cm" presentation:class="outline" presentation:user-transformed="true">
          <draw:text-box>
            <text:list text:style-name="L2">
              <text:list-item>
                <text:p>Represents ambiguous computations with varying numbers of results</text:p>
              </text:list-item>
              <text:list-item>
                <text:p><text:span text:style-name="T3">(return v) </text:span><text:span text:style-name="T5">has exactly one result</text:span></text:p>
              </text:list-item>
              <text:list-item>
                <text:p><text:span text:style-name="T3">m-zero</text:span><text:span text:style-name="T5"> means no results</text:span></text:p>
              </text:list-item>
              <text:list-item>
                <text:p><text:span text:style-name="T3">(m-plus a b c ...)</text:span><text:span text:style-name="T5"> joins together the possible results of a and b</text:span></text:p>
              </text:list-item>
              <text:list-item>
                <text:p><text:span text:style-name="T5">as always, </text:span><text:span text:style-name="T3">bind</text:span><text:span text:style-name="T5"> handles the sequencing</text:span></text:p>
                <text:p><text:span text:style-name="T5"/></text:p>
              </text:list-item>
              <text:list-item>
                <text:p><text:span text:style-name="T5">How would you write these functions?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3.091cm" svg:x="2.514cm" svg:y="0.888cm" presentation:class="title" presentation:user-transformed="true">
          <draw:text-box>
            <text:p>Exercise: List Monad (continued)</text:p>
          </draw:text-box>
        </draw:frame>
        <draw:frame presentation:style-name="pr2" draw:text-style-name="P5" draw:layer="layout" svg:width="21.59cm" svg:height="11.181cm" svg:x="2.417cm" svg:y="4.895cm" presentation:class="outline">
          <draw:text-box>
            <text:list text:style-name="L2">
              <text:list-item>
                <text:p><text:span text:style-name="T6">Sample Scheme code is available at: </text:span><text:span text:style-name="T6"><text:line-break/></text:span><text:span text:style-name="T7">monad-tutorial/exercises/SchemeMonads/List.ss</text:span></text:p>
              </text:list-item>
              <text:list-item>
                <text:p><text:span text:style-name="T6">Exercise goals:</text:span></text:p>
                <text:list>
                  <text:list-item>
                    <text:p><text:span text:style-name="T6">Building a monad implementation in a familiar language</text:span></text:p>
                  </text:list-item>
                  <text:list-item>
                    <text:p><text:span text:style-name="T6">Understanding direct monadic programming with bind and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Monadic Syntax</text:p>
          </draw:text-box>
        </draw:frame>
        <draw:frame presentation:style-name="pr2" draw:layer="layout" svg:width="21.59cm" svg:height="13.042cm" svg:x="2.417cm" svg:y="4.895cm" presentation:class="outline" presentation:user-transformed="true">
          <draw:text-box>
            <text:list text:style-name="L2">
              <text:list-item>
                <text:p>Direct programming with bind and return isn't terribly convenient</text:p>
              </text:list-item>
              <text:list-item>
                <text:p>Haskell has do-notation to deal with this</text:p>
              </text:list-item>
              <text:list-item>
                <text:p>Lisp macros can be used to make more convenient syntax</text:p>
              </text:list-item>
              <text:list-item>
                <text:p>Example: <text:span text:style-name="T8">letM</text:span> and <text:span text:style-name="T3">letM*</text:span> macros</text:p>
              </text:list-item>
              <text:list-item>
                <text:p>Exercise instructions at:<text:line-break/><text:span text:style-name="T7">monad-tutorial/exercises/SchemeMonads/Monad.ss</text:span></text:p>
              </text:list-item>
              <text:list-item>
                <text:p>Goal: Understanding how to build useful monadic syntax in Lisp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3.091cm" svg:x="2.514cm" svg:y="0.888cm" presentation:class="title" presentation:user-transformed="true">
          <draw:text-box>
            <text:p>Putting this all together:<text:line-break/>A monadic evaluator fragment</text:p>
          </draw:text-box>
        </draw:frame>
        <draw:frame presentation:style-name="pr2" draw:text-style-name="P4" draw:layer="layout" svg:width="21.59cm" svg:height="11.945cm" svg:x="2.417cm" svg:y="4.895cm" presentation:class="outline" presentation:user-transformed="true">
          <draw:text-box>
            <text:p><text:span text:style-name="T3">(define (analyze-function name body)</text:span></text:p>
            <text:p><text:span text:style-name="T3"><text:s text:c="2"/></text:span><text:span text:style-name="T3">(let ((body-code (analyze body)))</text:span></text:p>
            <text:p><text:span text:style-name="T3"><text:s text:c="2"/></text:span><text:span text:style-name="T3">(letM ((env capture-env))</text:span></text:p>
            <text:p><text:span text:style-name="T3"><text:s text:c="2"/></text:span><text:span text:style-name="T3">(return </text:span></text:p>
            <text:p><text:span text:style-name="T3"><text:s text:c="4"/></text:span><text:span text:style-name="T3">(lambda (val)</text:span></text:p>
            <text:p><text:span text:style-name="T3"><text:s text:c="6"/></text:span><text:span text:style-name="T3">((with-binding name val body)</text:span></text:p>
            <text:p><text:span text:style-name="T3"><text:s text:c="8"/></text:span><text:span text:style-name="T3">env))))))</text:span></text:p>
            <text:list text:style-name="L2">
              <text:list-item>
                <text:p>monad-tutorial/scheme/Env.ss and EnvInterp.ss has the full code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8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Exercise: Monadic String Parsing</text:p>
          </draw:text-box>
        </draw:frame>
        <draw:frame presentation:style-name="pr2" draw:layer="layout" svg:width="21.59cm" svg:height="11.181cm" svg:x="2.417cm" svg:y="4.895cm" presentation:class="outline" presentation:user-transformed="true">
          <draw:text-box>
            <text:list text:style-name="L2">
              <text:list-item>
                <text:p>Uses List monad from first exercise</text:p>
              </text:list-item>
              <text:list-item>
                <text:p>Parse a string into a word or a number (decimal or hexadecimal)</text:p>
              </text:list-item>
              <text:list-item>
                <text:p>Scheme starter code in:<text:line-break/><text:span text:style-name="T9">monad-tutorial/exercises/SchemeMonads/ParseString.ss</text:span></text:p>
              </text:list-item>
              <text:list-item>
                <text:p><text:span text:style-name="T6">Goal: Write an interesting monadic program using monadic syntax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9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2T00:34:47</dc:date>
    <meta:editing-cycles>456</meta:editing-cycles>
    <meta:editing-duration>PT30H30M27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